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RetrievingFactoryBeanTests.testJustTarget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RetrievingFactoryBeanTests.testStaticFieldWith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RetrievingFactoryBeanTests.testNothingBu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RetrievingFactoryBeanTests.testJustTarge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RetrievingFactoryBeanTests.testStatic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RetrievingFactoryBeanTests.testNonStatic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RetrievingFactoryBeanTests.testWithConstantOnClassWithPackageLevelVisi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RetrievingFactoryBeanTests.testStaticFieldViaClassAnd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RetrievingFactoryBeanTests.testJustTar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RetrievingFactoryBeanTests.testBeanNameSyntaxWith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